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70fe"/>
    </style:style>
    <style:style style:name="P2" style:family="paragraph" style:parent-style-name="Standard">
      <style:text-properties officeooo:paragraph-rsid="002548cb"/>
    </style:style>
    <style:style style:name="P3" style:family="paragraph" style:parent-style-name="Standard">
      <style:text-properties officeooo:rsid="002548cb" officeooo:paragraph-rsid="002548cb"/>
    </style:style>
    <style:style style:name="P4" style:family="paragraph" style:parent-style-name="Standard">
      <style:text-properties officeooo:paragraph-rsid="0029d420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2548cb" officeooo:paragraph-rsid="002548cb" style:font-style-asian="italic" style:font-style-complex="italic"/>
    </style:style>
    <style:style style:name="P6" style:family="paragraph" style:parent-style-name="Standard">
      <style:text-properties fo:font-style="italic" style:text-underline-style="solid" style:text-underline-width="auto" style:text-underline-color="font-color" officeooo:rsid="002548cb" officeooo:paragraph-rsid="0029064d" style:font-style-asian="italic" style:font-style-complex="italic"/>
    </style:style>
    <style:style style:name="P7" style:family="paragraph" style:parent-style-name="Standard">
      <style:text-properties fo:font-style="italic" style:text-underline-style="solid" style:text-underline-width="auto" style:text-underline-color="font-color" officeooo:rsid="0029d420" officeooo:paragraph-rsid="002d2a12" style:font-style-asian="italic" style:font-style-complex="italic"/>
    </style:style>
    <style:style style:name="P8" style:family="paragraph" style:parent-style-name="Standard">
      <style:text-properties fo:font-style="italic" style:text-underline-style="solid" style:text-underline-width="auto" style:text-underline-color="font-color" officeooo:rsid="002a65c3" officeooo:paragraph-rsid="002a65c3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2d2a12" officeooo:paragraph-rsid="002d2a12" style:font-style-asian="italic" style:font-style-complex="italic"/>
    </style:style>
    <style:style style:name="P10" style:family="paragraph" style:parent-style-name="Standard">
      <style:text-properties fo:font-style="normal" style:text-underline-style="none" officeooo:rsid="0029d420" officeooo:paragraph-rsid="0029d420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9d420" officeooo:paragraph-rsid="002d2a1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a65c3" officeooo:paragraph-rsid="002a65c3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2f6a9a" officeooo:paragraph-rsid="002f6a9a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f6a9a" officeooo:paragraph-rsid="0031ad27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332105" officeooo:paragraph-rsid="00332105" style:font-style-asian="normal" style:font-style-complex="normal"/>
    </style:style>
    <style:style style:name="P16" style:family="paragraph" style:parent-style-name="Standard">
      <style:text-properties fo:font-style="normal" style:text-underline-style="none" fo:font-weight="bold" officeooo:rsid="002548cb" officeooo:paragraph-rsid="00332105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weight="bold" officeooo:rsid="002548cb" officeooo:paragraph-rsid="0029064d" style:font-weight-asian="bold" style:font-weight-complex="bold"/>
    </style:style>
    <style:style style:name="P18" style:family="paragraph" style:parent-style-name="Standard">
      <style:text-properties fo:font-weight="bold" officeooo:rsid="002548cb" officeooo:paragraph-rsid="002548cb" style:font-weight-asian="bold" style:font-weight-complex="bold"/>
    </style:style>
    <style:style style:name="P19" style:family="paragraph" style:parent-style-name="Standard">
      <style:text-properties fo:font-weight="bold" officeooo:rsid="002548cb" officeooo:paragraph-rsid="0035b934" style:font-weight-asian="bold" style:font-weight-complex="bold"/>
    </style:style>
    <style:style style:name="P20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2f6a9a" officeooo:paragraph-rsid="002f6a9a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text-properties fo:font-size="18pt" fo:font-style="normal" style:text-underline-style="solid" style:text-underline-width="auto" style:text-underline-color="font-color" fo:font-weight="bold" officeooo:rsid="002f6a9a" officeooo:paragraph-rsid="002f6a9a" style:font-size-asian="15.75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text-properties fo:font-size="18pt" style:text-underline-style="solid" style:text-underline-width="auto" style:text-underline-color="font-color" fo:font-weight="bold" officeooo:rsid="003574cd" officeooo:paragraph-rsid="003574cd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2pt" fo:font-style="normal" style:text-underline-style="none" fo:font-weight="normal" officeooo:rsid="002f6a9a" officeooo:paragraph-rsid="002f6a9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style:text-underline-style="none" fo:font-weight="normal" officeooo:rsid="002f6a9a" officeooo:paragraph-rsid="0032934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481b5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f6a9a"/>
    </style:style>
    <style:style style:name="T5" style:family="text">
      <style:text-properties officeooo:rsid="003293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) SETUP:</text:p>
      <text:p text:style-name="P9"/>
      <text:p text:style-name="P9"/>
      <text:p text:style-name="P9">Connect PS3 Controller by pressing middle button, wait until only one light shines</text:p>
      <text:p text:style-name="P1"/>
      <text:p text:style-name="P1"><text:span text:style-name="T3">roslaunch turtlebot3_master turtlebot3_master_world1_singleBot.launch</text:span> </text:p>
      <text:p text:style-name="P1"/>
      <text:p text:style-name="P10"/>
      <text:p text:style-name="P1"/>
      <text:p text:style-name="P6">- (1 = Teleoperation, 2 = Semi-Autonomy, 3 = Full Autonomy)</text:p>
      <text:p text:style-name="P17">rosparam set <text:span text:style-name="T2">/testCondition 1</text:span></text:p>
      <text:p text:style-name="P17"><text:span text:style-name="T2">rosparam set /testCondition 2</text:span></text:p>
      <text:p text:style-name="P17"><text:span text:style-name="T2">rosparam set /testCondition 3 <text:tab/></text:span></text:p>
      <text:p text:style-name="P18"><text:span text:style-name="T2"/></text:p>
      <text:p text:style-name="P19"><text:span text:style-name="T2">roslaunch obstacle-avoidance-turtlebot obs_aK.launch</text:span></text:p>
      <text:p text:style-name="P18"><text:span text:style-name="T2"/></text:p>
      <text:p text:style-name="P18"><text:span text:style-name="T2">rosrun turtlebot3_master turtlebot3_supervisor</text:span></text:p>
      <text:p text:style-name="P3"><text:span text:style-name="T2"/></text:p>
      <text:p text:style-name="Standard"><text:s/></text:p>
      <text:p text:style-name="Standard"/>
      <text:p text:style-name="P4"/>
      <text:p text:style-name="P5">For condition: Teleoperation (/testCondition 1)</text:p>
      <text:p text:style-name="Standard"><text:span text:style-name="T3">roslaunch obstacle-avoidance-turtlebot naive_obs_avoid.launch</text:span> </text:p>
      <text:p text:style-name="P8">For other conditions:</text:p>
      <text:p text:style-name="P12">DO NOT START THIS NODE OR KILL IT BEFORE CHANGING CONDITION, OR IDEALLY RESTART EVERYTHING</text:p>
      <text:p text:style-name="Standard"/>
      <text:p text:style-name="Standard"/>
      <text:p text:style-name="P7">IN GAZEBO GUI:</text:p>
      <text:p text:style-name="P11">In “View” uncheck “Grid” and “Origin”</text:p>
      <text:p text:style-name="P13">In “Window” uncheck “Show toolbars”</text:p>
      <text:p text:style-name="P13"/>
      <text:p text:style-name="P14">In “Edit” click “Reset World” <text:span text:style-name="T5">or CTRL+R</text:span></text:p>
      <text:p text:style-name="P13"/>
      <text:p text:style-name="P13">→ FULLSCREE<text:span text:style-name="T5">N</text:span></text:p>
      <text:p text:style-name="P13"/>
      <text:p text:style-name="P13">→ Zoom and move to the Test Course</text:p>
      <text:p text:style-name="P13"/>
      <text:p text:style-name="P13"/>
      <text:p text:style-name="P13"/>
      <text:p text:style-name="P13"/>
      <text:p text:style-name="P21">2) INTRODUCTION:</text:p>
      <text:p text:style-name="P21"/>
      <text:p text:style-name="P24">a) <text:span text:style-name="T5">User reads part 1 of introduction</text:span></text:p>
      <text:p text:style-name="P24"><text:span text:style-name="T5">b) </text:span>User fills out background survey</text:p>
      <text:p text:style-name="P23"><text:span text:style-name="T5">c</text:span>) User reads <text:span text:style-name="T5">rest of </text:span>introduction</text:p>
      <text:p text:style-name="P13"/>
      <text:p text:style-name="P13"/>
      <text:p text:style-name="P21">3) TEST ROUND:</text:p>
      <text:p text:style-name="P13"/>
      <text:p text:style-name="P13"><text:soft-page-break/>→ USER PLAYS TEST ROUND</text:p>
      <text:p text:style-name="P13"/>
      <text:p text:style-name="P13"/>
      <text:p text:style-name="P13">In “Edit” click “Reset World” <text:span text:style-name="T5">or CTRL+R</text:span></text:p>
      <text:p text:style-name="P13"/>
      <text:p text:style-name="P13">→ DONT change zoom</text:p>
      <text:p text:style-name="P13"/>
      <text:p text:style-name="P13">→ Move map over to actual test</text:p>
      <text:p text:style-name="P13"/>
      <text:p text:style-name="P15">Ctrl+C the Supervisor node and restart it!</text:p>
      <text:p text:style-name="P16">rosrun turtlebot3_master turtlebot3_supervisor</text:p>
      <text:p text:style-name="P13"/>
      <text:p text:style-name="P21">4) ACTUAL ROUND:</text:p>
      <text:p text:style-name="P13"/>
      <text:p text:style-name="P13">→ Start a timer!!!!!!!!!!!!!</text:p>
      <text:p text:style-name="P13"/>
      <text:p text:style-name="P13">→ USER DOES EXPERIMENT</text:p>
      <text:p text:style-name="Standard"/>
      <text:p text:style-name="Standard">→<text:span text:style-name="T4"> Stop timer!!!!!!!!!!!!!!</text:span></text:p>
      <text:p text:style-name="Standard"/>
      <text:p text:style-name="Standard"/>
      <text:p text:style-name="P22">5) QUESTIONNAIRE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osrun turtlebot<text:span text:style-name="T1">3</text:span>_master turtlebot3_teleop_key</text:p>
      <text:p text:style-name="P2">roslaunch turtlebot3_navigation turtlebot3_navigation.launch map_file:=$HOME/catkin_ws/src/maps/supermap1.ya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5-11T18:05:48.681948564</dc:date>
    <meta:editing-duration>PT2H38M12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3" meta:paragraph-count="38" meta:word-count="184" meta:character-count="1398" meta:non-whitespace-character-count="1246"/>
  </office:meta>
</office:document-meta>
</file>